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roman" svg:panose-1="0 0 0 0 0 0 0 0 0 0"/>
    <style:font-face style:name="Liberation Sans" svg:font-family="Liberation Sans" style:font-family-generic="roman" style:font-pitch="variable"/>
    <style:font-face style:name="Lohit Hindi" svg:font-family="Lohit Hindi" style:font-family-generic="roman" svg:panose-1="0 0 0 0 0 0 0 0 0 0"/>
    <style:font-face style:name="DejaVu Sans Mono" svg:font-family="DejaVu Sans Mono" style:font-family-generic="roman" svg:panose-1="0 0 0 0 0 0 0 0 0 0"/>
    <style:font-face style:name="Courier New" svg:font-family="Courier New" style:font-family-generic="modern" style:font-pitch="fixed" svg:panose-1="2 7 3 9 2 2 5 2 4 4"/>
    <style:font-face style:name="Courier New CYR" svg:font-family="Courier New CYR" style:font-family-generic="system" svg:panose-1="0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WW_CharLFO2LVL2" style:num-format="1" text:display-levels="2">
        <style:list-level-properties text:space-before="0.4923in" text:min-label-width="0.2916in"/>
      </text:list-level-style-number>
      <text:list-level-style-number text:level="3" text:style-name="WW_CharLFO2LVL3" style:num-format="1" text:display-levels="3">
        <style:list-level-properties text:space-before="0.75in" text:min-label-width="0.5in"/>
      </text:list-level-style-number>
      <text:list-level-style-number text:level="4" text:style-name="WW_CharLFO2LVL4" style:num-format="1" text:display-levels="4">
        <style:list-level-properties text:space-before="1in" text:min-label-width="0.75in"/>
      </text:list-level-style-number>
      <text:list-level-style-number text:level="5" text:style-name="WW_CharLFO2LVL5" style:num-format="1" text:display-levels="5">
        <style:list-level-properties text:space-before="1.25in" text:min-label-width="0.75in"/>
      </text:list-level-style-number>
      <text:list-level-style-number text:level="6" text:style-name="WW_CharLFO2LVL6" style:num-format="1" text:display-levels="6">
        <style:list-level-properties text:space-before="1.5in" text:min-label-width="1in"/>
      </text:list-level-style-number>
      <text:list-level-style-number text:level="7" text:style-name="WW_CharLFO2LVL7" style:num-format="1" text:display-levels="7">
        <style:list-level-properties text:space-before="1.75in" text:min-label-width="1in"/>
      </text:list-level-style-number>
      <text:list-level-style-number text:level="8" text:style-name="WW_CharLFO2LVL8" style:num-format="1" text:display-levels="8">
        <style:list-level-properties text:space-before="2in" text:min-label-width="1.25in"/>
      </text:list-level-style-number>
      <text:list-level-style-number text:level="9" text:style-name="WW_CharLFO2LVL9" style:num-format="1" text:display-levels="9">
        <style:list-level-properties text:space-before="2.25in" text:min-label-width="1.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Обычный" style:master-page-name="MP0" style:family="paragraph">
      <style:paragraph-properties fo:break-before="page" fo:text-align="center">
        <style:tab-stops/>
      </style:paragraph-properties>
      <style:text-properties fo:font-weight="bold" style:font-weight-asian="bold" fo:font-size="14pt" style:font-size-asian="14pt" style:font-size-complex="12pt" fo:hyphenate="false"/>
    </style:style>
    <style:style style:name="P3" style:parent-style-name="Абзацсписка" style:list-style-name="LFO2" style:family="paragraph">
      <style:paragraph-properties fo:margin-right="-0.0993in">
        <style:tab-stops/>
      </style:paragraph-properties>
      <style:text-properties fo:font-size="12pt" style:font-size-asian="12pt" style:font-size-complex="12pt" fo:hyphenate="false"/>
    </style:style>
    <style:style style:name="P4" style:parent-style-name="Абзацсписка" style:list-style-name="LFO2" style:family="paragraph">
      <style:paragraph-properties>
        <style:tab-stops/>
      </style:paragraph-properties>
      <style:text-properties fo:hyphenate="false"/>
    </style:style>
    <style:style style:name="T5" style:parent-style-name="Основнойшрифтабзаца" style:family="text">
      <style:text-properties fo:font-size="12pt" style:font-size-asian="12pt" style:font-size-complex="12pt"/>
    </style:style>
    <style:style style:name="T6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7" style:parent-style-name="Основнойшрифтабзаца" style:family="text">
      <style:text-properties fo:font-size="12pt" style:font-size-asian="12pt" style:font-size-complex="12pt"/>
    </style:style>
    <style:style style:name="T8" style:parent-style-name="Основнойшрифтабзаца" style:family="text">
      <style:text-properties fo:font-size="12pt" style:font-size-asian="12pt" style:font-size-complex="12pt"/>
    </style:style>
    <style:style style:name="T9" style:parent-style-name="Основнойшрифтабзаца" style:family="text">
      <style:text-properties fo:font-size="12pt" style:font-size-asian="12pt" style:font-size-complex="12pt"/>
    </style:style>
    <style:style style:name="P10" style:parent-style-name="Абзацсписка" style:list-style-name="LFO2" style:family="paragraph">
      <style:paragraph-properties>
        <style:tab-stops/>
      </style:paragraph-properties>
      <style:text-properties fo:font-size="12pt" style:font-size-asian="12pt" style:font-size-complex="12pt" fo:hyphenate="false"/>
    </style:style>
    <style:style style:name="P11" style:parent-style-name="Абзацсписка" style:family="paragraph">
      <style:paragraph-properties>
        <style:tab-stops/>
      </style:paragraph-properties>
      <style:text-properties fo:font-weight="bold" style:font-weight-asian="bold" fo:font-size="14pt" style:font-size-asian="14pt" fo:hyphenate="false"/>
    </style:style>
    <style:style style:name="P12" style:parent-style-name="Обычный" style:family="paragraph">
      <style:paragraph-properties fo:break-before="page">
        <style:tab-stops/>
      </style:paragraph-properties>
      <style:text-properties fo:font-weight="bold" style:font-weight-asian="bold" fo:font-size="14pt" style:font-size-asian="14pt" fo:hyphenate="false"/>
    </style:style>
    <style:style style:name="P13" style:parent-style-name="Абзацсписка" style:list-style-name="LFO1" style:family="paragraph">
      <style:paragraph-properties fo:text-align="justify"/>
      <style:text-properties fo:font-weight="bold" style:font-weight-asian="bold" fo:font-size="14pt" style:font-size-asian="14pt"/>
    </style:style>
    <style:style style:name="P14" style:parent-style-name="Обычный" style:family="paragraph">
      <style:paragraph-properties fo:text-align="justify"/>
    </style:style>
    <style:style style:name="T15" style:parent-style-name="Основнойшрифтабзаца" style:family="text">
      <style:text-properties fo:language="en" fo:country="US"/>
    </style:style>
    <style:style style:name="P16" style:parent-style-name="Абзацсписка" style:list-style-name="LFO1" style:family="paragraph">
      <style:paragraph-properties fo:text-align="justify"/>
    </style:style>
    <style:style style:name="T17" style:parent-style-name="Основнойшрифтабзаца" style:family="text">
      <style:text-properties fo:font-weight="bold" style:font-weight-asian="bold" fo:font-size="14pt" style:font-size-asian="14pt"/>
    </style:style>
    <style:style style:name="T18" style:parent-style-name="Основнойшрифтабзаца" style:family="text">
      <style:text-properties fo:font-weight="bold" style:font-weight-asian="bold" fo:font-size="14pt" style:font-size-asian="14pt" fo:language="en" fo:country="US"/>
    </style:style>
    <style:style style:name="P19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20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21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22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23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24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25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26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27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28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29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30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 fo:hyphenate="false"/>
    </style:style>
    <style:style style:name="P31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 fo:hyphenate="false"/>
    </style:style>
    <style:style style:name="P32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fo:hyphenate="false"/>
    </style:style>
    <style:style style:name="T3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35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 fo:hyphenate="false"/>
    </style:style>
    <style:style style:name="P36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 fo:hyphenate="false"/>
    </style:style>
    <style:style style:name="P37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38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39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 fo:hyphenate="false"/>
    </style:style>
    <style:style style:name="P40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fo:hyphenate="false"/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5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 fo:hyphenate="false"/>
    </style:style>
    <style:style style:name="P46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47" style:parent-style-name="Обычный" style:family="paragraph">
      <style:paragraph-properties style:text-autospace="none" fo:margin-bottom="0in" fo:line-height="100%">
        <style:tab-stops/>
      </style:paragraph-properties>
      <style:text-properties style:font-name="Calibri" style:font-name-asian="Times New Roman" style:font-name-complex="Courier New CYR" fo:hyphenate="false"/>
    </style:style>
    <style:style style:name="P48" style:parent-style-name="Обычный" style:family="paragraph">
      <style:paragraph-properties style:text-autospace="none" fo:margin-bottom="0in" fo:line-height="100%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hyphenate="false"/>
    </style:style>
    <style:style style:name="P49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50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51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52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53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54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55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56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57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 fo:hyphenate="false"/>
    </style:style>
    <style:style style:name="P58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 fo:hyphenate="false"/>
    </style:style>
    <style:style style:name="P59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fo:hyphenate="false"/>
    </style:style>
    <style:style style:name="T6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62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 fo:hyphenate="false"/>
    </style:style>
    <style:style style:name="P63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fo:hyphenate="false"/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6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6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71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 fo:hyphenate="false"/>
    </style:style>
    <style:style style:name="P72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fo:hyphenate="false"/>
    </style:style>
    <style:style style:name="T7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7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7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8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8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88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 fo:hyphenate="false"/>
    </style:style>
    <style:style style:name="P89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fo:hyphenate="false"/>
    </style:style>
    <style:style style:name="T9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94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 fo:hyphenate="false"/>
    </style:style>
    <style:style style:name="P95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 fo:hyphenate="false"/>
    </style:style>
    <style:style style:name="P96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 fo:hyphenate="false"/>
    </style:style>
    <style:style style:name="P97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 fo:hyphenate="false"/>
    </style:style>
    <style:style style:name="P98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fo:hyphenate="false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1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1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1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1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2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2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2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2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2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32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 fo:hyphenate="false"/>
    </style:style>
    <style:style style:name="P133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fo:hyphenate="false"/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3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3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41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 fo:hyphenate="false"/>
    </style:style>
    <style:style style:name="P142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fo:hyphenate="false"/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4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4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5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5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5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58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 fo:hyphenate="false"/>
    </style:style>
    <style:style style:name="P159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fo:hyphenate="false"/>
    </style:style>
    <style:style style:name="T16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6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6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6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64" style:parent-style-name="Обычный" style:family="paragraph">
      <style:paragraph-properties style:text-autospace="none" fo:text-align="justify" fo:margin-bottom="0in" fo:line-height="100%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 fo:hyphenate="false"/>
    </style:style>
    <style:style style:name="P165" style:parent-style-name="Обычный" style:family="paragraph">
      <style:paragraph-properties style:text-autospace="none" fo:margin-bottom="0in" fo:line-height="100%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 fo:hyphenate="false"/>
    </style:style>
    <style:style style:name="P166" style:parent-style-name="Обычный" style:family="paragraph">
      <style:paragraph-properties fo:text-align="justify" fo:margin-left="0.25in">
        <style:tab-stops>
          <style:tab-stop style:type="left" style:position="0.2416in"/>
        </style:tab-stops>
      </style:paragraph-properties>
      <style:text-properties fo:font-weight="bold" style:font-weight-asian="bold" fo:font-size="14pt" style:font-size-asian="14pt"/>
    </style:style>
    <style:style style:name="P167" style:parent-style-name="Обычный" style:family="paragraph">
      <style:paragraph-properties fo:text-align="justify"/>
    </style:style>
    <style:style style:name="T168" style:parent-style-name="Основнойшрифтабзаца" style:family="text">
      <style:text-properties fo:language="en" fo:country="US"/>
    </style:style>
    <style:style style:name="T169" style:parent-style-name="Основнойшрифтабзаца" style:family="text">
      <style:text-properties fo:color="#800080" fo:language="en" fo:country="US"/>
    </style:style>
    <style:style style:name="T170" style:parent-style-name="Основнойшрифтабзаца" style:family="text">
      <style:text-properties fo:color="#C0C0C0" fo:language="en" fo:country="US"/>
    </style:style>
    <style:style style:name="T171" style:parent-style-name="Основнойшрифтабзаца" style:family="text">
      <style:text-properties fo:language="en" fo:country="US"/>
    </style:style>
    <style:style style:name="T172" style:parent-style-name="Основнойшрифтабзаца" style:family="text">
      <style:text-properties fo:color="#C0C0C0" fo:language="en" fo:country="US"/>
    </style:style>
    <style:style style:name="T173" style:parent-style-name="Основнойшрифтабзаца" style:family="text">
      <style:text-properties fo:language="en" fo:country="US"/>
    </style:style>
    <style:style style:name="T174" style:parent-style-name="Основнойшрифтабзаца" style:family="text">
      <style:text-properties fo:color="#C0C0C0" fo:language="en" fo:country="US"/>
    </style:style>
    <style:style style:name="T175" style:parent-style-name="Основнойшрифтабзаца" style:family="text">
      <style:text-properties fo:language="en" fo:country="US"/>
    </style:style>
    <style:style style:name="T176" style:parent-style-name="Основнойшрифтабзаца" style:family="text">
      <style:text-properties fo:color="#C0C0C0" fo:language="en" fo:country="US"/>
    </style:style>
    <style:style style:name="T177" style:parent-style-name="Основнойшрифтабзаца" style:family="text">
      <style:text-properties fo:language="en" fo:country="US"/>
    </style:style>
    <style:style style:name="T178" style:parent-style-name="Основнойшрифтабзаца" style:family="text">
      <style:text-properties fo:color="#C0C0C0" fo:language="en" fo:country="US"/>
    </style:style>
    <style:style style:name="T179" style:parent-style-name="Основнойшрифтабзаца" style:family="text">
      <style:text-properties fo:language="en" fo:country="US"/>
    </style:style>
    <style:style style:name="T180" style:parent-style-name="Основнойшрифтабзаца" style:family="text">
      <style:text-properties fo:color="#C0C0C0" fo:language="en" fo:country="US"/>
    </style:style>
    <style:style style:name="T181" style:parent-style-name="Основнойшрифтабзаца" style:family="text">
      <style:text-properties fo:language="en" fo:country="US"/>
    </style:style>
    <style:style style:name="T182" style:parent-style-name="Основнойшрифтабзаца" style:family="text">
      <style:text-properties fo:color="#C0C0C0" fo:language="en" fo:country="US"/>
    </style:style>
    <style:style style:name="T183" style:parent-style-name="Основнойшрифтабзаца" style:family="text">
      <style:text-properties fo:language="en" fo:country="US"/>
    </style:style>
    <style:style style:name="T184" style:parent-style-name="Основнойшрифтабзаца" style:family="text">
      <style:text-properties fo:language="en" fo:country="US"/>
    </style:style>
    <style:style style:name="P185" style:parent-style-name="Обычный" style:family="paragraph">
      <style:paragraph-properties fo:text-align="justify"/>
    </style:style>
    <style:style style:name="T186" style:parent-style-name="Основнойшрифтабзаца" style:family="text">
      <style:text-properties fo:language="en" fo:country="US"/>
    </style:style>
    <style:style style:name="P187" style:parent-style-name="Обычный" style:family="paragraph">
      <style:paragraph-properties fo:text-align="justify"/>
    </style:style>
    <style:style style:name="T188" style:parent-style-name="Основнойшрифтабзаца" style:family="text">
      <style:text-properties fo:language="en" fo:country="US"/>
    </style:style>
    <style:style style:name="T189" style:parent-style-name="Основнойшрифтабзаца" style:family="text">
      <style:text-properties fo:language="en" fo:country="US"/>
    </style:style>
    <style:style style:name="T190" style:parent-style-name="Основнойшрифтабзаца" style:family="text">
      <style:text-properties fo:language="en" fo:country="US"/>
    </style:style>
    <style:style style:name="P191" style:parent-style-name="Обычный" style:family="paragraph">
      <style:paragraph-properties fo:text-align="justify"/>
    </style:style>
    <style:style style:name="T19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9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9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9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9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9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9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9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0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0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02" style:parent-style-name="Обычный" style:family="paragraph">
      <style:paragraph-properties fo:text-align="justify"/>
    </style:style>
    <style:style style:name="T20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0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0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06" style:parent-style-name="Обычный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Оглавление</text:p>
      <text:list text:style-name="LFO2" text:continue-numbering="true">
        <text:list-item>
          <text:p text:style-name="P3">Общие сведения<text:tab/><text:tab/><text:tab/><text:tab/><text:tab/><text:tab/><text:tab/><text:tab/><text:tab/><text:tab/>2</text:p>
        </text:list-item>
        <text:list-item>
          <text:p text:style-name="P4"><text:span text:style-name="T5">Сборка библиотеки<text:s/></text:span><text:span text:style-name="T6">gentickets</text:span><text:span text:style-name="T7"><text:s text:c="78"/></text:span><text:span text:style-name="T8"><text:tab/></text:span><text:span text:style-name="T9"><text:tab/>2<text:s/></text:span></text:p>
        </text:list-item>
        <text:list-item>
          <text:p text:style-name="P10">Инструкция по использованию библиотеки<text:tab/><text:tab/><text:tab/><text:tab/><text:tab/><text:tab/>3</text:p>
        </text:list-item>
      </text:list>
      <text:p text:style-name="P11"/>
      <text:p text:style-name="P12"/>
      <text:soft-page-break/>
      <text:list text:style-name="LFO1" text:continue-numbering="true">
        <text:list-item>
          <text:p text:style-name="P13">Общие сведения.</text:p>
        </text:list-item>
      </text:list>
      <text:p text:style-name="P14">Библиотека<text:s/><text:span text:style-name="T15">gentickets</text:span><text:s/>служит для генерации<text:s/>экзаменационных билетов.<text:s/></text:p>
      <text:list text:style-name="LFO1" text:continue-numbering="true">
        <text:list-item>
          <text:p text:style-name="P16"><text:span text:style-name="T17">Сборка библиотеки<text:s/></text:span><text:span text:style-name="T18">gentickets</text:span></text:p>
        </text:list-item>
      </text:list>
      <text:p text:style-name="P19">Перед началом сборки убедитесь в наличии Qt &gt;= 5.x и CMake &gt;=3.5.х для операционной системы Windows.</text:p>
      <text:p text:style-name="P20">Проверьте правильность установки и наличие путей в PATH/PREFIX_PATH.</text:p>
      <text:p text:style-name="P21"/>
      <text:p text:style-name="P22">1)Скачайте архив с проектом<text:s/>с сайта<text:s/>https://github.com/PO-21/gentickets</text:p>
      <text:p text:style-name="P23"/>
      <text:p text:style-name="P24">2)Разархивируйте его (Полный путь к папке проекта не должен содержать кириллицы)</text:p>
      <text:p text:style-name="P25"/>
      <text:p text:style-name="P26">3)Сгенерируйте CMakeList для этого в корневой папке проекта(где расположен файл CMakeLists.txt) открыть терминал(командную строку для Windows)</text:p>
      <text:p text:style-name="P27">и выполнить команду:</text:p>
      <text:p text:style-name="P28"/>
      <text:p text:style-name="P29">Для Windows:</text:p>
      <text:p text:style-name="P30">cmake -G "MinGW Makefiles" -B./bin -H./</text:p>
      <text:p text:style-name="P31"/>
      <text:p text:style-name="P32"><text:span text:style-name="T33">Для</text:span><text:span text:style-name="T34"><text:s/>Unix:</text:span></text:p>
      <text:p text:style-name="P35">cmake -G "Unix Makefiles" -B./bin -H./</text:p>
      <text:p text:style-name="P36"/>
      <text:p text:style-name="P37">4)Скомпилируйте проект для этого в корневой папке проекта выполните команду:</text:p>
      <text:p text:style-name="P38"/>
      <text:p text:style-name="P39">Windows:</text:p>
      <text:p text:style-name="P40"><text:span text:style-name="T41">Запустить</text:span><text:span text:style-name="T42"><text:s/></text:span><text:span text:style-name="T43">команду</text:span><text:span text:style-name="T44">: mingw32-make -C./bin</text:span></text:p>
      <text:p text:style-name="P45">Linux:<text:s/></text:p>
      <text:p text:style-name="P46">Запустить команду: make -C ./bin</text:p>
      <text:p text:style-name="P47"/>
      <text:p text:style-name="P48">Возможные ошибки при сборке:</text:p>
      <text:p text:style-name="P49">Windows:</text:p>
      <text:p text:style-name="P50">1)Проверьте правильность установки CMake. Для этого в командной строке введите команду: cmake</text:p>
      <text:p text:style-name="P51">-Если выдаст ошибку: "cmake" не является внутренней или внешней командой, исполняемой программой или исполняемым файлом.</text:p>
      <text:p text:style-name="P52">Тогда ошибка с путями, вы можете попробовать переустановить CMake или решить проблему иным способом.</text:p>
      <text:p text:style-name="P53">-Если выведет информацию о команде, значит путь правильный.</text:p>
      <text:p text:style-name="P54"/>
      <text:p text:style-name="P55">2)Проверьте правильность указания пути к mingw-make в PATH</text:p>
      <text:p text:style-name="P56">При не правильном указании, или вовсе не указании пути будет такая ошибка:</text:p>
      <text:p text:style-name="P57">CMake Error: CMake was unable to find a build program corresponding to "MinGW Makefiles". CMAKE_MAKE_PROGRAM s not set.</text:p>
      <text:p text:style-name="P58"/>
      <text:p text:style-name="P59"><text:span text:style-name="T60">Пример</text:span><text:span text:style-name="T61">: C:\Qt\Qt5.5.1\Tools\mingw492_32\bin</text:span></text:p>
      <text:p text:style-name="P62"/>
      <text:p text:style-name="P63"><text:span text:style-name="T64">3)</text:span><text:span text:style-name="T65">При</text:span><text:span text:style-name="T66"><text:s/></text:span><text:span text:style-name="T67">возникновении</text:span><text:span text:style-name="T68"><text:s/></text:span><text:span text:style-name="T69">ошибки</text:span><text:span text:style-name="T70"><text:s/>"By not providing "FindQt5Widgets.cmake" in CMAKE_MODULE_PATH this project</text:span></text:p>
      <text:p text:style-name="P71">has asked CMake to find a package configuration file provided by</text:p>
      <text:soft-page-break/>
      <text:p text:style-name="P72"><text:span text:style-name="T73">"Qt5Widgets", but CMake did not find one."<text:s/></text:span><text:span text:style-name="T74">необходимо</text:span><text:span text:style-name="T75"><text:s/></text:span><text:span text:style-name="T76">добавить</text:span><text:span text:style-name="T77"><text:s/></text:span><text:span text:style-name="T78">в</text:span><text:span text:style-name="T79"><text:s/></text:span><text:span text:style-name="T80">команду</text:span><text:span text:style-name="T81"><text:s/></text:span><text:span text:style-name="T82">блок</text:span><text:span text:style-name="T83"><text:s/>[CMAKE_PREFIX_PATH="</text:span><text:span text:style-name="T84">путь</text:span><text:span text:style-name="T85"><text:s/></text:span><text:span text:style-name="T86">к</text:span><text:span text:style-name="T87"><text:s/>qt"].</text:span></text:p>
      <text:p text:style-name="P88"/>
      <text:p text:style-name="P89"><text:span text:style-name="T90">Пример</text:span><text:span text:style-name="T91"><text:s/></text:span><text:span text:style-name="T92">для</text:span><text:span text:style-name="T93"><text:s/>Windows:</text:span></text:p>
      <text:p text:style-name="P94">cmake -DCMAKE_PREFIX_PATH="C:\Qt\Qt5.5.1\5.5\mingw492_32" <text:s/>-G "MinGW Makefiles" -B./bin -H./</text:p>
      <text:p text:style-name="P95"/>
      <text:p text:style-name="P96"/>
      <text:p text:style-name="P97">Linux:</text:p>
      <text:p text:style-name="P98"><text:span text:style-name="T99">1)</text:span><text:span text:style-name="T100">Проверьте</text:span><text:span text:style-name="T101"><text:s/></text:span><text:span text:style-name="T102">правильность</text:span><text:span text:style-name="T103"><text:s/></text:span><text:span text:style-name="T104">установки</text:span><text:span text:style-name="T105"><text:s/>Qt5<text:s/></text:span><text:span text:style-name="T106">пройдете</text:span><text:span text:style-name="T107"><text:s/></text:span><text:span text:style-name="T108">в</text:span><text:span text:style-name="T109"><text:s/>/usr/lib/x86_64-linux-gnu/qt5/bin ,</text:span><text:span text:style-name="T110">если</text:span><text:span text:style-name="T111"><text:s/></text:span><text:span text:style-name="T112">же</text:span><text:span text:style-name="T113"><text:s/></text:span><text:span text:style-name="T114">в</text:span><text:span text:style-name="T115"><text:s/></text:span><text:span text:style-name="T116">папке</text:span><text:span text:style-name="T117"><text:s/>qt5<text:s/></text:span><text:span text:style-name="T118">отсутсвует</text:span><text:span text:style-name="T119"><text:s/></text:span><text:span text:style-name="T120">папка</text:span><text:span text:style-name="T121"><text:s/>bin,<text:s/></text:span><text:span text:style-name="T122">то</text:span><text:span text:style-name="T123"><text:s/></text:span><text:span text:style-name="T124">откройте</text:span><text:span text:style-name="T125"><text:s/></text:span><text:span text:style-name="T126">терминал</text:span><text:span text:style-name="T127"><text:s/></text:span><text:span text:style-name="T128">и</text:span><text:span text:style-name="T129"><text:s/></text:span><text:span text:style-name="T130">ведите</text:span><text:span text:style-name="T131"><text:s/>sudo apt-get install qt5-default</text:span></text:p>
      <text:p text:style-name="P132"/>
      <text:p text:style-name="P133"><text:span text:style-name="T134">2)<text:s/></text:span><text:span text:style-name="T135">При</text:span><text:span text:style-name="T136"><text:s/></text:span><text:span text:style-name="T137">возникновении</text:span><text:span text:style-name="T138"><text:s/></text:span><text:span text:style-name="T139">ошибки</text:span><text:span text:style-name="T140"><text:s/>"By not providing "FindQt5Widgets.cmake" in CMAKE_MODULE_PATH this project</text:span></text:p>
      <text:p text:style-name="P141">has asked CMake to find a package configuration file provided by</text:p>
      <text:p text:style-name="P142"><text:span text:style-name="T143">"Qt5Widgets", but CMake did not find one."<text:s/></text:span><text:span text:style-name="T144">необходимо</text:span><text:span text:style-name="T145"><text:s/></text:span><text:span text:style-name="T146">добавить</text:span><text:span text:style-name="T147"><text:s/></text:span><text:span text:style-name="T148">в</text:span><text:span text:style-name="T149"><text:s/></text:span><text:span text:style-name="T150">команду</text:span><text:span text:style-name="T151"><text:s/></text:span><text:span text:style-name="T152">блок</text:span><text:span text:style-name="T153"><text:s/>[CMAKE_PREFIX_PATH="</text:span><text:span text:style-name="T154">путь</text:span><text:span text:style-name="T155"><text:s/></text:span><text:span text:style-name="T156">к</text:span><text:span text:style-name="T157"><text:s/>qt"].</text:span></text:p>
      <text:p text:style-name="P158"/>
      <text:p text:style-name="P159"><text:span text:style-name="T160">Пример</text:span><text:span text:style-name="T161"><text:s/></text:span><text:span text:style-name="T162">для</text:span><text:span text:style-name="T163"><text:s/>Unix:</text:span></text:p>
      <text:p text:style-name="P164">cmake CMAKE_PREFIX_PATH="/usr/lib/x86_64-linux-gnu/qt5" <text:s/>-G "Unix Makefiles" -B./bin -H./</text:p>
      <text:p text:style-name="P165"/>
      <text:p text:style-name="P166">3.<text:s/>Инструкция по использованию библиотеки.</text:p>
      <text:p text:style-name="P167">Для использования библиотеки необходимо в файле проекта<text:s/>&lt;название проекта&gt;.<text:span text:style-name="T168">pro</text:span><text:s/>добавить поля:</text:p>
      <text:p text:style-name="Обычный"><text:span text:style-name="T169">QT</text:span><text:span text:style-name="T170"><text:s text:c="7"/></text:span><text:span text:style-name="T171">+=</text:span><text:span text:style-name="T172"><text:s/></text:span><text:span text:style-name="T173">core</text:span><text:span text:style-name="T174"><text:s/></text:span><text:span text:style-name="T175">gui</text:span><text:span text:style-name="T176"><text:s/></text:span><text:span text:style-name="T177">xml</text:span><text:span text:style-name="T178"><text:s/></text:span><text:span text:style-name="T179">sql</text:span><text:span text:style-name="T180"><text:s/></text:span><text:span text:style-name="T181">xmlpatterns</text:span><text:span text:style-name="T182"><text:s/></text:span><text:span text:style-name="T183">testlib</text:span><text:span text:style-name="T184"><text:s/></text:span></text:p>
      <text:p text:style-name="P185"><text:span text:style-name="T186">INCLUDEPATH</text:span><text:s/>+= /&lt;путь к папке проекта&gt;</text:p>
      <text:p text:style-name="P187"><text:span text:style-name="T188">LIBS</text:span><text:s/>+= -<text:span text:style-name="T189">L</text:span>/&lt;пу ть к папке проекта&gt; <text:s text:c="2"/>-<text:span text:style-name="T190">l</text:span>&lt;название библиотеки&gt;</text:p>
      <text:p text:style-name="P191"><text:span text:style-name="T192">Теперь подключением #</text:span><text:span text:style-name="T193">include</text:span><text:span text:style-name="T194"><text:s/>“<text:s/></text:span><text:span text:style-name="T195">gentickets</text:span><text:span text:style-name="T196">.</text:span><text:span text:style-name="T197">h</text:span><text:span text:style-name="T198">”</text:span><text:span text:style-name="T199"><text:s/>и<text:s/></text:span><text:span text:style-name="T200">#include &lt;gentickets_global.h&gt;</text:span><text:span text:style-name="T201"><text:s/>в файле проекта, вы можете использовать генератор экзаменационных билетов.</text:span></text:p>
      <text:p text:style-name="P202"><text:span text:style-name="T203">Использование библиотеки можно рассмотреть в тестовом приложении<text:s/></text:span><text:span text:style-name="T204">genticketsApp</text:span><text:span text:style-name="T205">, описание к которому можно найти в документации по приложению.</text:span></text:p>
      <text:p text:style-name="P2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roman" svg:panose-1="0 0 0 0 0 0 0 0 0 0"/>
    <style:font-face style:name="Liberation Sans" svg:font-family="Liberation Sans" style:font-family-generic="roman" style:font-pitch="variable"/>
    <style:font-face style:name="Lohit Hindi" svg:font-family="Lohit Hindi" style:font-family-generic="roman" svg:panose-1="0 0 0 0 0 0 0 0 0 0"/>
    <style:font-face style:name="DejaVu Sans Mono" svg:font-family="DejaVu Sans Mono" style:font-family-generic="roman" svg:panose-1="0 0 0 0 0 0 0 0 0 0"/>
    <style:font-face style:name="Courier New" svg:font-family="Courier New" style:font-family-generic="modern" style:font-pitch="fixed" svg:panose-1="2 7 3 9 2 2 5 2 4 4"/>
    <style:font-face style:name="Courier New CYR" svg:font-family="Courier New CYR" style:font-family-generic="system" svg:panose-1="0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paragraph-properties>
        <style:tab-stops>
          <style:tab-stop style:type="left" style:position="0.4916in"/>
        </style:tab-stops>
      </style:paragraph-properties>
      <style:text-properties style:font-name="Calibri" style:font-name-asian="WenQuanYi Micro Hei" fo:hyphenate="false"/>
    </style:style>
    <style:style style:name="Основнойшрифтабзаца" style:display-name="Основной шрифт абзаца" style:family="text"/>
    <style:style style:name="Heading" style:display-name="Heading" style:family="paragraph" style:parent-style-name="Обычный" style:next-style-name="Textbody">
      <style:paragraph-properties fo:keep-with-next="always" fo:margin-top="0.1666in" fo:margin-bottom="0.0833in"/>
      <style:text-properties style:font-name="Liberation Sans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Обычный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Lohit Hindi" fo:hyphenate="false"/>
    </style:style>
    <style:style style:name="Названиеобъекта" style:display-name="Название объекта" style:family="paragraph" style:parent-style-name="Обычный">
      <style:paragraph-properties text:number-lines="false" fo:margin-top="0.0833in" fo:margin-bottom="0.0833in"/>
      <style:text-properties style:font-name-complex="Lohit Hind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Обычный">
      <style:paragraph-properties text:number-lines="false"/>
      <style:text-properties style:font-name-complex="Lohit Hindi" fo:hyphenate="false"/>
    </style:style>
    <style:style style:name="PreformattedText" style:display-name="Preformatted Text" style:family="paragraph" style:parent-style-name="Обычный">
      <style:paragraph-properties fo:margin-bottom="0in"/>
      <style:text-properties style:font-name="DejaVu Sans Mono" style:font-name-asian="DejaVu Sans Mono" style:font-name-complex="DejaVu Sans Mono" fo:font-size="10pt" style:font-size-asian="10pt" style:font-size-complex="10pt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>
          <style:tab-stop style:type="left" style:position="-0.008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Calibri" style:font-name-asian="WenQuanYi Micro Hei"/>
    </style:style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Calibri" style:font-name-asian="WenQuanYi Micro Hei"/>
    </style:style>
    <style:style style:name="apple-converted-space" style:display-name="apple-converted-space" style:family="text" style:parent-style-name="Основнойшрифтабзаца"/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СтандартныйHTML" style:display-name="Стандартный HTML" style:family="paragraph" style:parent-style-name="Обычный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Текствзаданномформате" style:display-name="Текст в заданном формате" style:family="paragraph" style:parent-style-name="Обычный">
      <style:paragraph-properties fo:margin-bottom="0.1111in" fo:line-height="107%">
        <style:tab-stops/>
      </style:paragraph-properties>
      <style:text-properties style:font-name="Calibri" style:font-name-asian="Calibri" style:language-asian="en" style:country-asian="U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2" style:family="text">
      <style:text-properties fo:font-size="11pt" style:font-size-asian="11pt"/>
    </style:style>
    <style:style style:name="WW_CharLFO2LVL3" style:family="text">
      <style:text-properties fo:font-size="14pt" style:font-size-asian="14pt"/>
    </style:style>
    <style:style style:name="WW_CharLFO2LVL4" style:family="text">
      <style:text-properties fo:font-size="14pt" style:font-size-asian="14pt"/>
    </style:style>
    <style:style style:name="WW_CharLFO2LVL5" style:family="text">
      <style:text-properties fo:font-size="14pt" style:font-size-asian="14pt"/>
    </style:style>
    <style:style style:name="WW_CharLFO2LVL6" style:family="text">
      <style:text-properties fo:font-size="14pt" style:font-size-asian="14pt"/>
    </style:style>
    <style:style style:name="WW_CharLFO2LVL7" style:family="text">
      <style:text-properties fo:font-size="14pt" style:font-size-asian="14pt"/>
    </style:style>
    <style:style style:name="WW_CharLFO2LVL8" style:family="text">
      <style:text-properties fo:font-size="14pt" style:font-size-asian="14pt"/>
    </style:style>
    <style:style style:name="WW_CharLFO2LVL9" style:family="text">
      <style:text-properties fo:font-size="14pt" style:font-size-asian="14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WW_CharLFO2LVL2" style:num-format="1" text:display-levels="2">
        <style:list-level-properties text:space-before="0.4923in" text:min-label-width="0.2916in"/>
      </text:list-level-style-number>
      <text:list-level-style-number text:level="3" text:style-name="WW_CharLFO2LVL3" style:num-format="1" text:display-levels="3">
        <style:list-level-properties text:space-before="0.75in" text:min-label-width="0.5in"/>
      </text:list-level-style-number>
      <text:list-level-style-number text:level="4" text:style-name="WW_CharLFO2LVL4" style:num-format="1" text:display-levels="4">
        <style:list-level-properties text:space-before="1in" text:min-label-width="0.75in"/>
      </text:list-level-style-number>
      <text:list-level-style-number text:level="5" text:style-name="WW_CharLFO2LVL5" style:num-format="1" text:display-levels="5">
        <style:list-level-properties text:space-before="1.25in" text:min-label-width="0.75in"/>
      </text:list-level-style-number>
      <text:list-level-style-number text:level="6" text:style-name="WW_CharLFO2LVL6" style:num-format="1" text:display-levels="6">
        <style:list-level-properties text:space-before="1.5in" text:min-label-width="1in"/>
      </text:list-level-style-number>
      <text:list-level-style-number text:level="7" text:style-name="WW_CharLFO2LVL7" style:num-format="1" text:display-levels="7">
        <style:list-level-properties text:space-before="1.75in" text:min-label-width="1in"/>
      </text:list-level-style-number>
      <text:list-level-style-number text:level="8" text:style-name="WW_CharLFO2LVL8" style:num-format="1" text:display-levels="8">
        <style:list-level-properties text:space-before="2in" text:min-label-width="1.25in"/>
      </text:list-level-style-number>
      <text:list-level-style-number text:level="9" text:style-name="WW_CharLFO2LVL9" style:num-format="1" text:display-levels="9">
        <style:list-level-properties text:space-before="2.25in" text:min-label-width="1.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75in"/>
      </style:header-style>
      <style:footer-style>
        <style:header-footer-properties style:dynamic-spacing="true" fo:min-height="0.7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3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yler</meta:initial-creator>
    <dc:creator>RePack by SPecialiST</dc:creator>
    <meta:creation-date>2016-04-22T01:46:00Z</meta:creation-date>
    <dc:date>2016-04-22T01:46:00Z</dc:date>
    <meta:template xlink:href="Normal.dotm" xlink:type="simple"/>
    <meta:editing-cycles>2</meta:editing-cycles>
    <meta:editing-duration>PT0S</meta:editing-duration>
    <meta:document-statistic meta:page-count="3" meta:paragraph-count="6" meta:word-count="500" meta:character-count="3347" meta:row-count="23" meta:non-whitespace-character-count="2853"/>
  </office:meta>
</office:document-meta>
</file>